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Util.getAllProperties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DAVUtil.getProperties( String uri , Set propNam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WebDAVUtil.setProperties( String uri , Map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Util.getWebdavResource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DAVUtil.makeCollection( String parent , String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DAVUtil.makePath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ebDAVUtil.createResource( final String uri , final String 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Util.setProperty( String uri , String name , String namespac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Util.getProperty( String uri , String name , String 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DAVUtil.copyResource( String from , String to , boolean recurse , boolean overwri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bDAVUtil.moveResource( String from , String to , boolean recurse , boolean overwri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